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5d37a" officeooo:paragraph-rsid="0015d37a"/>
    </style:style>
    <style:style style:name="P2" style:family="paragraph" style:parent-style-name="Standard">
      <style:text-properties officeooo:rsid="0017bd6b" officeooo:paragraph-rsid="0017bd6b"/>
    </style:style>
    <style:style style:name="P3" style:family="paragraph" style:parent-style-name="Standard">
      <style:text-properties officeooo:rsid="0018b361" officeooo:paragraph-rsid="0018b361"/>
    </style:style>
    <style:style style:name="T1" style:family="text">
      <style:text-properties officeooo:rsid="0017bd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exicalStateStart:</text:p>
      <text:p text:style-name="P1"><text:tab/>letter:<text:tab/><text:tab/><text:tab/><text:tab/>state-&gt;lexicalStateInLabel</text:p>
      <text:p text:style-name="P1"><text:tab/>0:<text:tab/><text:tab/><text:tab/><text:tab/>state-&gt;lexicalStateStartSpecialInteger</text:p>
      <text:p text:style-name="P1"><text:tab/>1-9:<text:tab/><text:tab/><text:tab/><text:tab/>state-&gt;lexicalStateInDecimalInteger</text:p>
      <text:p text:style-name="P1"><text:tab/>+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-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(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)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.:<text:tab/><text:tab/><text:tab/><text:tab/>state-&gt;lexicalStateStartDot</text:p>
      <text:p text:style-name="P1"><text:tab/>*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/:<text:tab/><text:tab/><text:tab/><text:tab/>state-&gt;lexicalStateDivideOrComment</text:p>
      <text:p text:style-name="P1"><text:tab/>otherwise:<text:tab/><text:tab/><text:tab/>generate error</text:p>
      <text:p text:style-name="P1"><text:tab/><text:tab/><text:tab/><text:tab/><text:tab/>state-&gt;lexicalStateStart</text:p>
      <text:p text:style-name="P1"/>
      <text:p text:style-name="P1">lexicalStateInLabel:</text:p>
      <text:p text:style-name="P1"><text:tab/>letter:<text:tab/><text:tab/><text:tab/><text:tab/>state-&gt;lexicalStateInLabel</text:p>
      <text:p text:style-name="P1"><text:tab/>digit:<text:tab/><text:tab/><text:tab/><text:tab/>state-&gt;lexicalStateInLabel</text:p>
      <text:p text:style-name="P1"><text:tab/>_:<text:tab/><text:tab/><text:tab/><text:tab/>state-&gt;lexicalStateInLabel</text:p>
      <text:p text:style-name="P1"><text:tab/>otherwise:<text:tab/><text:tab/><text:tab/>collect <text:span text:style-name="T1">t</text:span>oken</text:p>
      <text:p text:style-name="P1"><text:tab/><text:tab/><text:tab/><text:tab/><text:tab/>state-&gt;lexicalStateStart</text:p>
      <text:p text:style-name="P1"/>
      <text:p text:style-name="P1">lexicalStateStartSpecialInteger</text:p>
      <text:p text:style-name="P1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1"><text:tab/>b:<text:tab/><text:tab/><text:tab/><text:tab/>state-&gt;lexicalStateStartBinaryInteger</text:p>
      <text:p text:style-name="P1"><text:tab/>h:<text:tab/><text:tab/><text:tab/><text:tab/>state-&gt;lexicalStateStartHexInteger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1"/>
      <text:p text:style-name="P1">lexicalStateInDecimalInteger</text:p>
      <text:p text:style-name="P2"><text:tab/>0...9:<text:tab/><text:tab/><text:tab/><text:tab/>state-&gt;lexicalStateInDecimalInteger</text:p>
      <text:p text:style-name="P2"><text:tab/>_<text:tab/><text:tab/><text:tab/><text:tab/>state-&gt;lexicalStateInDecimalIntegerUnderscore</text:p>
      <text:p text:style-name="P2"><text:tab/>.<text:tab/><text:tab/><text:tab/><text:tab/>state-&gt;lexicalStateStartDecimalReal</text:p>
      <text:p text:style-name="P2"><text:tab/>letter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1"/>
      <text:p text:style-name="P2">lexicalStateInDecimalIntegerUnderscore:</text:p>
      <text:p text:style-name="P2"><text:tab/>0...9:<text:tab/><text:tab/><text:tab/><text:tab/>state-&gt;lexicalStateInDecim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soft-page-break/><text:tab/><text:tab/><text:tab/><text:tab/><text:tab/>state-&gt;lexicalStateStart</text:p>
      <text:p text:style-name="P2"/>
      <text:p text:style-name="P2">lexicalStateStartDecimalReal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InDecimalReal</text:p>
      <text:p text:style-name="P2"><text:tab/>0...9:<text:tab/><text:tab/><text:tab/><text:tab/>state-&gt;lexicalStateInDecimalReal</text:p>
      <text:p text:style-name="P2"><text:tab/>_:<text:tab/><text:tab/><text:tab/><text:tab/>state-&gt;lexicalStateInDecimalRealUnderscore</text:p>
      <text:p text:style-name="P2"/>
      <text:p text:style-name="P2">lexicalStateInDecimalRealUnderscore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InOctalInteger</text:p>
      <text:p text:style-name="P2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letter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_:<text:tab/><text:tab/><text:tab/><text:tab/>state-&gt;lexicalStateInOctalIntegerUnderscore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2"/>
      <text:p text:style-name="P2">lexicalStateInOctalIntegerUnderscore</text:p>
      <text:p text:style-name="P2"><text:tab/>0...7:<text:tab/><text:tab/><text:tab/><text:tab/>state-&gt;lexicalStateInOct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StartBinaryInteger</text:p>
      <text:p text:style-name="P3"><text:tab/>0...1:<text:tab/><text:tab/><text:tab/><text:tab/>state-&gt;lexicalStateInBinaryInteger</text:p>
      <text:p text:style-name="P3"><text:tab/>2...9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letter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_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otherwise:<text:tab/><text:tab/><text:tab/>collect token</text:p>
      <text:p text:style-name="P3"><text:tab/><text:tab/><text:tab/><text:tab/><text:tab/>state-&gt;lexicalStateStart</text:p>
      <text:p text:style-name="P3"><text:soft-page-break/></text:p>
      <text:p text:style-name="P3">lexicalStateInBinaryInteger</text:p>
      <text:p text:style-name="P3"><text:tab/>0...1:<text:tab/><text:tab/><text:tab/><text:tab/>state-&gt;lexicalStateInBinaryInteger</text:p>
      <text:p text:style-name="P3"><text:tab/>2...9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letter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_:<text:tab/><text:tab/><text:tab/><text:tab/>state-&gt;lexicalStateInBinaryIntegerUnderscore</text:p>
      <text:p text:style-name="P3"><text:tab/>otherwise:<text:tab/><text:tab/><text:tab/>collect token</text:p>
      <text:p text:style-name="P3"><text:tab/><text:tab/><text:tab/><text:tab/><text:tab/>state-&gt;lexicalStateStart</text:p>
      <text:p text:style-name="P3"/>
      <text:p text:style-name="P3">lexicalStateInBinaryIntegerUnderscore</text:p>
      <text:p text:style-name="P3"><text:tab/>0...1:<text:tab/><text:tab/><text:tab/><text:tab/>state-&gt;lexicalStateInBinaryInteger</text:p>
      <text:p text:style-name="P3"><text:tab/>otherwise: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1">lexicalStateStartHexInteger</text:p>
      <text:p text:style-name="P1">lexicalStateStartDot</text:p>
      <text:p text:style-name="P1">lexicalStateDivideOrCom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Arial" style:font-family-asian="Arial" style:font-family-generic-asian="swiss" style:font-size-asian="14pt" style:font-name-complex="Tibetan Machine Uni" style:font-family-complex="'Tibetan Machine Uni'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rial" style:font-family-asian="Arial" style:font-family-generic-asian="swiss" style:font-size-asian="12pt" style:font-style-asian="italic" style:font-name-complex="Tibetan Machine Uni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05:25:58.211131059</meta:creation-date>
    <dc:date>2017-04-04T05:59:22.544388282</dc:date>
    <meta:editing-duration>PT18M13S</meta:editing-duration>
    <meta:editing-cycles>3</meta:editing-cycles>
    <meta:generator>LibreOffice/5.0.6.3$Linux_x86 LibreOffice_project/00m0$Build-3</meta:generator>
    <meta:document-statistic meta:table-count="0" meta:image-count="0" meta:object-count="0" meta:page-count="3" meta:paragraph-count="106" meta:word-count="224" meta:character-count="3253" meta:non-whitespace-character-count="2747"/>
  </office:meta>
</office:document-meta>
</file>